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fill="solid" draw:fill-color="#ccccff" draw:textarea-horizontal-align="center" draw:textarea-vertical-align="middle"/>
    </style:style>
    <style:style style:name="gr6" style:family="graphic" style:parent-style-name="standard">
      <style:graphic-properties draw:fill="solid" draw:fill-color="#ff8080" draw:textarea-horizontal-align="center" draw:textarea-vertical-align="middle"/>
    </style:style>
    <style:style style:name="gr7" style:family="graphic" style:parent-style-name="standard">
      <style:graphic-properties draw:fill="solid" draw:fill-color="#ffcc99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center" draw:textarea-vertical-align="middle"/>
    </style:style>
    <style:style style:name="gr9" style:family="graphic" style:parent-style-name="standard">
      <style:graphic-properties draw:fill="solid" draw:fill-color="#e6e6ff" draw:textarea-horizontal-align="center" draw:textarea-vertical-align="middle"/>
    </style:style>
    <style:style style:name="gr10" style:family="graphic" style:parent-style-name="standard">
      <style:graphic-properties draw:fill="solid" draw:fill-color="#ff9966" draw:textarea-horizontal-align="center" draw:textarea-vertical-align="middle"/>
    </style:style>
    <style:style style:name="gr11" style:family="graphic" style:parent-style-name="standard">
      <style:graphic-properties draw:fill="solid" draw:fill-color="#ff3366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text-properties fo:font-family="Arial" style:font-family-generic="swiss" style:font-pitch="variable" fo:font-size="1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6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4pt"/>
    </style:style>
    <style:style style:name="T1" style:family="text">
      <style:text-properties fo:font-size="18pt"/>
    </style:style>
    <style:style style:name="T2" style:family="text">
      <style:text-properties fo:font-family="'Courier New'" style:font-family-generic="modern" style:font-pitch="fixed" fo:font-size="18pt"/>
    </style:style>
    <style:style style:name="T3" style:family="text">
      <style:text-properties fo:font-family="Thorndale" fo:font-size="18pt"/>
    </style:style>
    <style:style style:name="T4" style:family="text">
      <style:text-properties fo:font-family="Arial" style:font-family-generic="swiss" style:font-pitch="variable" fo:font-size="14pt"/>
    </style:style>
    <style:style style:name="T5" style:family="text">
      <style:text-properties fo:font-size="1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erialization 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761cm" svg:x="2.058cm" svg:y="1.616cm" presentation:class="title">
          <draw:text-box>
            <text:p text:style-name="P1">Serialization 3: RMI-IIOP Stream Format 2 Overview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June 13, 2002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RMI writeObject refresh" draw:style-name="dp1" draw:master-page-name="Default" presentation:presentation-page-layout-name="AL2T19">
        <draw:frame presentation:style-name="pr1" draw:text-style-name="P1" draw:layer="layout" svg:width="23.911cm" svg:height="3.507cm" svg:x="2.058cm" svg:y="1.743cm" presentation:class="title">
          <draw:text-box>
            <text:p text:style-name="P1">RMI writeObject refresh</text:p>
          </draw:text-box>
        </draw:frame>
        <draw:frame draw:style-name="gr2" draw:text-style-name="P2" draw:layer="layout" svg:width="25.265cm" svg:height="10.331cm" svg:x="1.478cm" svg:y="4.695cm">
          <draw:text-box>
            <text:p text:style-name="P1"><text:span text:style-name="T1">Serializables can define a </text:span></text:p>
            <text:p text:style-name="P1"><text:span text:style-name="T1"/></text:p>
            <text:p text:style-name="P1"><text:span text:style-name="T2">private void writeObject(ObjectOutputStream) throws IOException</text:span></text:p>
            <text:p text:style-name="P1"><text:span text:style-name="T2"/></text:p>
            <text:p text:style-name="P1"><text:span text:style-name="T3">method to allow them to customize the data that gets written.</text:span></text:p>
            <text:p text:style-name="P1"><text:span text:style-name="T3"/></text:p>
            <text:p text:style-name="P1"><text:span text:style-name="T3">In order to first write the “normal” data (including all superclass data) that would have been written if this method weren't defined, classes normally call either</text:span></text:p>
            <text:p text:style-name="P1"><text:span text:style-name="T3"/></text:p>
            <text:p text:style-name="P1"><text:span text:style-name="T2">defaultWriteObject</text:span></text:p>
            <text:p text:style-name="P1"><text:span text:style-name="T2">putFields/writeFields</text:span></text:p>
            <text:p text:style-name="P1"><text:span text:style-name="T2"/></text:p>
            <text:p text:style-name="P1"><text:span text:style-name="T3">first, then write their own data to the stream.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Original Problem" draw:style-name="dp1" draw:master-page-name="Default" presentation:presentation-page-layout-name="AL3T1">
        <draw:frame presentation:style-name="pr1" draw:text-style-name="P1" draw:layer="layout" svg:width="23.911cm" svg:height="3.507cm" svg:x="2.058cm" svg:y="1.743cm" presentation:class="title">
          <draw:text-box>
            <text:p text:style-name="P1">Problem Case &amp; Solution</text:p>
          </draw:text-box>
        </draw:frame>
        <draw:frame presentation:style-name="pr5" draw:text-style-name="P3" draw:layer="layout" svg:width="23.911cm" svg:height="13.23cm" svg:x="2.058cm" svg:y="5.838cm" presentation:class="outline">
          <draw:text-box>
            <text:list text:style-name="L3">
              <text:list-item>
                <text:p text:style-name="P3">In RMI-IIOP, If a superclass evolves to become custom marshaled and writes optional data, but a receiver still has the older version, the receiver won't be able to know how to get past (or even if there is any) optional data.</text:p>
              </text:list-item>
            </text:list>
            <text:list text:style-name="L3">
              <text:list-item>
                <text:p text:style-name="P3">Solution by Simon &amp; Bob Scheifler: Wrap any optional data by a fake valuetype. <text:s/>The unmarshaler will be able to skip to the end of this fake valuetype (skips chunks until end tag)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xample: Old" draw:style-name="dp1" draw:master-page-name="Default" presentation:presentation-page-layout-name="AL2T19">
        <draw:frame presentation:style-name="pr1" draw:text-style-name="P1" draw:layer="layout" svg:width="23.911cm" svg:height="3.507cm" svg:x="2.058cm" svg:y="1.743cm" presentation:class="title">
          <draw:text-box>
            <text:p text:style-name="P1">Example: Old format</text:p>
          </draw:text-box>
        </draw:frame>
        <draw:g>
          <draw:rect draw:style-name="gr3" draw:text-style-name="P4" draw:layer="layout" svg:width="3.45cm" svg:height="0.675cm" svg:x="4.876cm" svg:y="5.291cm">
            <text:p text:style-name="P1"><text:span text:style-name="T4">Value Tag</text:span></text:p>
          </draw:rect>
          <draw:rect draw:style-name="gr4" draw:text-style-name="P4" draw:layer="layout" svg:width="3.45cm" svg:height="0.57cm" svg:x="4.876cm" svg:y="5.992cm">
            <text:p text:style-name="P1"><text:span text:style-name="T4">Rep Id</text:span></text:p>
          </draw:rect>
          <draw:rect draw:style-name="gr5" draw:text-style-name="P4" draw:layer="layout" svg:width="3.45cm" svg:height="0.571cm" svg:x="4.876cm" svg:y="6.588cm">
            <text:p text:style-name="P1"><text:span text:style-name="T4">Chunk Length</text:span></text:p>
          </draw:rect>
          <draw:rect draw:style-name="gr6" draw:text-style-name="P4" draw:layer="layout" svg:width="3.45cm" svg:height="0.596cm" svg:x="4.876cm" svg:y="7.185cm">
            <text:p text:style-name="P1"><text:span text:style-name="T4">Format Version</text:span></text:p>
          </draw:rect>
          <draw:rect draw:style-name="gr7" draw:text-style-name="P4" draw:layer="layout" svg:width="3.45cm" svg:height="0.623cm" svg:x="4.876cm" svg:y="7.781cm">
            <text:p text:style-name="P1"><text:span text:style-name="T4">DefWriteObj</text:span></text:p>
          </draw:rect>
          <draw:rect draw:style-name="gr8" draw:text-style-name="P4" draw:layer="layout" svg:width="3.45cm" svg:height="2.179cm" svg:x="4.876cm" svg:y="8.404cm">
            <text:p text:style-name="P1"><text:span text:style-name="T4">Superclass A </text:span></text:p>
            <text:p text:style-name="P5"><text:span text:style-name="T4">Data</text:span></text:p>
            <text:p text:style-name="P5"><text:span text:style-name="T4">...</text:span></text:p>
          </draw:rect>
          <draw:rect draw:style-name="gr8" draw:text-style-name="P4" draw:layer="layout" svg:width="3.45cm" svg:height="2.179cm" svg:x="4.883cm" svg:y="10.59cm">
            <text:p text:style-name="P1"><text:span text:style-name="T4">Superclass Z </text:span></text:p>
            <text:p text:style-name="P5"><text:span text:style-name="T4">Data</text:span></text:p>
          </draw:rect>
          <draw:rect draw:style-name="gr9" draw:text-style-name="P4" draw:layer="layout" svg:width="3.45cm" svg:height="1.945cm" svg:x="4.876cm" svg:y="12.788cm">
            <text:p text:style-name="P1"><text:span text:style-name="T4">Subclass</text:span></text:p>
            <text:p text:style-name="P5"><text:span text:style-name="T4">Data</text:span></text:p>
          </draw:rect>
          <draw:rect draw:style-name="gr10" draw:text-style-name="P4" draw:layer="layout" svg:width="3.45cm" svg:height="0.752cm" svg:x="4.876cm" svg:y="14.733cm">
            <text:p text:style-name="P1"><text:span text:style-name="T4">End Tag</text:span></text:p>
          </draw:rect>
        </draw:g>
        <draw:frame draw:style-name="gr2" draw:text-style-name="P2" draw:layer="layout" svg:width="16.419cm" svg:height="11.551cm" svg:x="10.272cm" svg:y="5.343cm">
          <draw:text-box>
            <text:p text:style-name="P1"><text:span text:style-name="T1">This is an example of a custom marshaled valuetype in stream format version 1.</text:span></text:p>
            <text:p text:style-name="P1"><text:span text:style-name="T1"/></text:p>
            <text:p text:style-name="P1"><text:span text:style-name="T1">Subclass Data might include optional data written after defaultWriteObject/writeFields.</text:span></text:p>
            <text:p text:style-name="P1"><text:span text:style-name="T1"/></text:p>
            <text:p text:style-name="P1"><text:span text:style-name="T1">Superclass writeObject methods do get called.</text:span></text:p>
            <text:p text:style-name="P1"><text:span text:style-name="T1"/></text:p>
            <text:p text:style-name="P1"><text:span text:style-name="T1">If any of the data is valuetype rather than primitive data, note that the original chunk will close, the given valuetype header will be written, and a new chunk will open. <text:s/>After the valuetype, the chunk will close, end tag will be written, and a new chunk will begin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xample: New" draw:style-name="dp1" draw:master-page-name="Default" presentation:presentation-page-layout-name="AL2T19">
        <draw:frame presentation:style-name="pr1" draw:text-style-name="P1" draw:layer="layout" svg:width="23.911cm" svg:height="3.507cm" svg:x="2.058cm" svg:y="1.743cm" presentation:class="title">
          <draw:text-box>
            <text:p text:style-name="P1">Example: New Format</text:p>
          </draw:text-box>
        </draw:frame>
        <draw:rect draw:style-name="gr3" draw:text-style-name="P4" draw:layer="layout" svg:width="3.45cm" svg:height="0.675cm" svg:x="3.147cm" svg:y="4.934cm">
          <text:p text:style-name="P1"><text:span text:style-name="T4">Value Tag</text:span></text:p>
        </draw:rect>
        <draw:rect draw:style-name="gr4" draw:text-style-name="P4" draw:layer="layout" svg:width="3.45cm" svg:height="0.57cm" svg:x="3.147cm" svg:y="5.635cm">
          <text:p text:style-name="P1"><text:span text:style-name="T4">Rep Id</text:span></text:p>
        </draw:rect>
        <draw:rect draw:style-name="gr5" draw:text-style-name="P4" draw:layer="layout" svg:width="3.45cm" svg:height="0.571cm" svg:x="3.147cm" svg:y="6.231cm">
          <text:p text:style-name="P1"><text:span text:style-name="T4">Chunk Length</text:span></text:p>
        </draw:rect>
        <draw:rect draw:style-name="gr6" draw:text-style-name="P4" draw:layer="layout" svg:width="3.45cm" svg:height="0.596cm" svg:x="3.147cm" svg:y="6.828cm">
          <text:p text:style-name="P1"><text:span text:style-name="T4">Format Version</text:span></text:p>
        </draw:rect>
        <draw:rect draw:style-name="gr7" draw:text-style-name="P4" draw:layer="layout" svg:width="3.45cm" svg:height="0.623cm" svg:x="3.147cm" svg:y="7.424cm">
          <text:p text:style-name="P1"><text:span text:style-name="T4">DefWriteObj</text:span></text:p>
        </draw:rect>
        <draw:rect draw:style-name="gr8" draw:text-style-name="P4" draw:layer="layout" svg:width="3.45cm" svg:height="2.069cm" svg:x="3.147cm" svg:y="8.072cm">
          <text:p text:style-name="P1"><text:span text:style-name="T4">Superclass A </text:span></text:p>
          <text:p text:style-name="P5"><text:span text:style-name="T4">default Data</text:span></text:p>
        </draw:rect>
        <draw:rect draw:style-name="gr8" draw:text-style-name="P4" draw:layer="layout" svg:width="3.45cm" svg:height="2.179cm" svg:x="3.128cm" svg:y="14.85cm">
          <text:p text:style-name="P1"><text:span text:style-name="T4">Superclass Z </text:span></text:p>
          <text:p text:style-name="P5"><text:span text:style-name="T4">Data</text:span></text:p>
        </draw:rect>
        <draw:rect draw:style-name="gr9" draw:text-style-name="P4" draw:layer="layout" svg:width="3.45cm" svg:height="1.945cm" svg:x="3.121cm" svg:y="17.048cm">
          <text:p text:style-name="P1"><text:span text:style-name="T4">Subclass</text:span></text:p>
          <text:p text:style-name="P5"><text:span text:style-name="T4">default Data</text:span></text:p>
        </draw:rect>
        <draw:rect draw:style-name="gr10" draw:text-style-name="P4" draw:layer="layout" svg:width="3.45cm" svg:height="0.752cm" svg:x="3.096cm" svg:y="19.615cm">
          <text:p text:style-name="P1"><text:span text:style-name="T4">End Tag</text:span></text:p>
        </draw:rect>
        <draw:rect draw:style-name="gr11" draw:text-style-name="P6" draw:layer="layout" svg:width="3.45cm" svg:height="1.375cm" svg:x="3.112cm" svg:y="10.141cm">
          <text:p text:style-name="P1"><text:span text:style-name="T5">Fake customA </text:span></text:p>
          <text:p text:style-name="P5"><text:span text:style-name="T5">Header</text:span></text:p>
        </draw:rect>
        <draw:rect draw:style-name="gr5" draw:text-style-name="P4" draw:layer="layout" svg:width="3.45cm" svg:height="0.571cm" svg:x="3.102cm" svg:y="11.53cm">
          <text:p text:style-name="P1"><text:span text:style-name="T4">Chunk Length</text:span></text:p>
        </draw:rect>
        <draw:rect draw:style-name="gr8" draw:text-style-name="P4" draw:layer="layout" svg:width="3.45cm" svg:height="1.387cm" svg:x="3.102cm" svg:y="12.126cm">
          <text:p text:style-name="P1"><text:span text:style-name="T4">Superclass A </text:span></text:p>
          <text:p text:style-name="P5"><text:span text:style-name="T4">optional Data</text:span></text:p>
        </draw:rect>
        <draw:rect draw:style-name="gr10" draw:text-style-name="P4" draw:layer="layout" svg:width="3.45cm" svg:height="0.752cm" svg:x="3.103cm" svg:y="13.528cm">
          <text:p text:style-name="P1"><text:span text:style-name="T4">End Tag</text:span></text:p>
        </draw:rect>
        <draw:rect draw:style-name="gr5" draw:text-style-name="P4" draw:layer="layout" svg:width="3.45cm" svg:height="0.571cm" svg:x="3.109cm" svg:y="14.286cm">
          <text:p text:style-name="P1"><text:span text:style-name="T4">Chunk Length</text:span></text:p>
        </draw:rect>
        <draw:frame draw:style-name="gr2" draw:text-style-name="P2" draw:layer="layout" svg:width="18.651cm" svg:height="6.161cm" svg:x="8.326cm" svg:y="5.421cm">
          <draw:text-box>
            <text:p text:style-name="P1"><text:span text:style-name="T1">In the new format, a fake valuetype header is created around the optional data of any custom marshaled type. <text:s/>If there is no optional data, a null is written (symbolizing a null valuetype).</text:span></text:p>
            <text:p text:style-name="P1"><text:span text:style-name="T1"/></text:p>
            <text:p text:style-name="P1"><text:span text:style-name="T1">In this example, superclass A has a writeObject method which writes optional data, but the subclass's writeObject method doesn't write anything special after calling defaultWriteObject.</text:span></text:p>
            <text:p text:style-name="P1"><text:span text:style-name="T1"/></text:p>
          </draw:text-box>
        </draw:frame>
        <draw:rect draw:style-name="gr7" draw:text-style-name="P7" draw:layer="layout" svg:width="3.45cm" svg:height="0.571cm" svg:x="3.09cm" svg:y="19.014cm">
          <text:p text:style-name="P1"><text:span text:style-name="T4">Special Null</text:span></text:p>
        </draw:rect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Default" style:page-layout-name="PM1" draw:style-name="dp1">
      <draw:frame presentation:style-name="Default-title" draw:layer="backgroundobjects" svg:width="23.911cm" svg:height="3.506cm" svg:x="2.058cm" svg:y="1.743cm" presentation:class="title" presentation:placeholder="true">
        <draw:text-box/>
      </draw:frame>
      <draw:frame presentation:style-name="Default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Edward Anderson</meta:initial-creator>
    <meta:creation-date>2002-06-13T12:22:20</meta:creation-date>
    <dc:creator>Edward Anderson</dc:creator>
    <dc:date>2002-06-13T12:53:44</dc:date>
    <dc:language>en-US</dc:language>
    <meta:editing-cycles>3</meta:editing-cycles>
    <meta:editing-duration>PT33M5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